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3">
      <style:text-properties fo:font-size="12pt" style:font-size-asian="12pt" style:font-size-complex="12pt"/>
    </style:style>
    <style:style style:name="P3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 style:list-style-name="L1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av</text:h>
      <text:h text:style-name="Heading_20_2" text:outline-level="2">Aktörer</text:h>
      <text:h text:style-name="P2" text:outline-level="3">Primära aktörer</text:h>
      <text:p text:style-name="P4">Medlem: <text:span text:style-name="T4">Medlemmarna vill kunna få nyheter och viktig information genom systemet. De ska kunna boka/ändra sina båtplatser så att de kan få en plats som passar både dem och deras båtar. De ska också kunna se om de har några obetalda avgifter och i såna fall veta hur mycket de är skyldiga.</text:span></text:p>
      <text:p text:style-name="P4">Kassör: <text:span text:style-name="T4">Vill använda systemet för att se vilka medlemmar som inte har betalat sina avgifter än och skicka fakturor/påminnelser till dem.</text:span></text:p>
      <text:p text:style-name="P4">Sekreterare:<text:span text:style-name="T4"> Ändrar i informationen om båtplatser och medlemmar. Vill få information om båtar, båtplatser och medlemmar så att de kan hjälpa personer som kontaktar dem.</text:span></text:p>
      <text:h text:style-name="P2" text:outline-level="3">Stödjande aktörer</text:h>
      <text:p text:style-name="Text_20_body"><text:span text:style-name="T3">Nationella båtregistret:</text:span> Ger information om båtarna i systemets databas.</text:p>
      <text:h text:style-name="Heading_20_3" text:outline-level="3"><text:span text:style-name="T1">Offstage aktörer</text:span></text:h>
      <text:p text:style-name="Text_20_body"><text:span text:style-name="T3">Medlemsansvarig:</text:span> Har synpunkter på hur medlemsuppgifter ska behandlas och vad medlemmarna ska kunna göra.</text:p>
      <text:p text:style-name="P1"><text:span text:style-name="T1">Räddningstjänsten: </text:span><text:span text:style-name="T2">Regler för bokning av båtplatser.</text:span></text:p>
      <text:p text:style-name="P3"/>
      <text:h text:style-name="Heading_20_2" text:outline-level="2">Användningsfall</text:h>
      <text:h text:style-name="P2" text:outline-level="3">Medlem</text:h>
      <text:list xml:id="list5091422413190380901" text:style-name="L1">
        <text:list-item>
          <text:p text:style-name="P5"><text:span text:style-name="T1">AF1.1: </text:span></text:p>
        </text:list-item>
      </text:list>
      <text:p text:style-name="Text_20_body"><text:span text:style-name="T1"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Henrik Gabrielsson<text:tab/>Iterativ Mjukvaruutveckling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1-29T08:49:23.12</meta:creation-date>
    <dc:date>2013-12-08T20:36:07.73</dc:date>
    <dc:creator>Henrik Gabrielsson</dc:creator>
    <meta:editing-duration>PT6H50M53S</meta:editing-duration>
    <meta:editing-cycles>201</meta:editing-cycles>
    <meta:generator>OpenOffice/4.0.1$Win32 OpenOffice.org_project/401m5$Build-9714</meta:generator>
    <meta:document-statistic meta:table-count="0" meta:image-count="0" meta:object-count="0" meta:page-count="1" meta:paragraph-count="15" meta:word-count="142" meta:character-count="954"/>
  </office:meta>
</office:document-meta>
</file>